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17.595cm" fo:margin-left="0cm" table:align="left"/>
    </style:style>
    <style:style style:name="TableHeader.A" style:family="table-column">
      <style:table-column-properties style:column-width="1.905cm"/>
    </style:style>
    <style:style style:name="TableHeader.B" style:family="table-column">
      <style:table-column-properties style:column-width="0.318cm"/>
    </style:style>
    <style:style style:name="TableHeader.C" style:family="table-column">
      <style:table-column-properties style:column-width="6.668cm"/>
    </style:style>
    <style:style style:name="TableHeader.D" style:family="table-column">
      <style:table-column-properties style:column-width="0.476cm"/>
    </style:style>
    <style:style style:name="TableHeader.E" style:family="table-column">
      <style:table-column-properties style:column-width="2.699cm"/>
    </style:style>
    <style:style style:name="TableHeader.G" style:family="table-column">
      <style:table-column-properties style:column-width="5.212cm"/>
    </style:style>
    <style:style style:name="TableHeader.A1" style:family="table-cell">
      <style:table-cell-properties fo:background-color="#dddddd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Header.D1" style:family="table-cell">
      <style:table-cell-properties fo:background-color="#dddddd" fo:padding="0.097cm" fo:border-left="none" fo:border-right="none" fo:border-top="0.5pt solid #000000" fo:border-bottom="none" style:writing-mode="page">
        <style:background-image/>
      </style:table-cell-properties>
    </style:style>
    <style:style style:name="TableHeader.G1" style:family="table-cell">
      <style:table-cell-properties fo:background-color="#dddddd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TableHeader.A2" style:family="table-cell">
      <style:table-cell-properties fo:padding="0.097cm" fo:border-left="0.5pt solid #000000" fo:border-right="none" fo:border-top="none" fo:border-bottom="none" style:writing-mode="page"/>
    </style:style>
    <style:style style:name="TableHeader.D2" style:family="table-cell">
      <style:table-cell-properties fo:padding="0.097cm" fo:border="none" style:writing-mode="page"/>
    </style:style>
    <style:style style:name="TableHeader.E2" style:family="table-cell">
      <style:table-cell-properties fo:padding="0.097cm" fo:border="none" style:writing-mode="page"/>
    </style:style>
    <style:style style:name="TableHeader.F2" style:family="table-cell">
      <style:table-cell-properties fo:padding="0.097cm" fo:border="none" style:writing-mode="page"/>
    </style:style>
    <style:style style:name="TableHeader.G2" style:family="table-cell">
      <style:table-cell-properties fo:padding="0.097cm" fo:border-left="none" fo:border-right="0.5pt solid #000000" fo:border-top="none" fo:border-bottom="none" style:writing-mode="page"/>
    </style:style>
    <style:style style:name="TableHeader.A3" style:family="table-cell">
      <style:table-cell-properties fo:padding="0.097cm" fo:border-left="0.5pt solid #000000" fo:border-right="none" fo:border-top="none" fo:border-bottom="none" style:writing-mode="page"/>
    </style:style>
    <style:style style:name="TableHeader.B3" style:family="table-cell">
      <style:table-cell-properties fo:padding="0.097cm" fo:border="none" style:writing-mode="page"/>
    </style:style>
    <style:style style:name="TableHeader.C3" style:family="table-cell">
      <style:table-cell-properties fo:padding="0.097cm" fo:border="none" style:writing-mode="page"/>
    </style:style>
    <style:style style:name="TableHeader.D3" style:family="table-cell">
      <style:table-cell-properties fo:padding="0.097cm" fo:border="none" style:writing-mode="page"/>
    </style:style>
    <style:style style:name="TableHeader.E3" style:family="table-cell">
      <style:table-cell-properties fo:padding="0.097cm" fo:border="none" style:writing-mode="page"/>
    </style:style>
    <style:style style:name="TableHeader.F3" style:family="table-cell">
      <style:table-cell-properties fo:padding="0.097cm" fo:border="none" style:writing-mode="page"/>
    </style:style>
    <style:style style:name="TableHeader.G3" style:family="table-cell">
      <style:table-cell-properties fo:padding="0.097cm" fo:border-left="none" fo:border-right="0.5pt solid #000000" fo:border-top="none" fo:border-bottom="none" style:writing-mode="page"/>
    </style:style>
    <style:style style:name="TableHeader.A4" style:family="table-cell">
      <style:table-cell-properties fo:padding="0.097cm" fo:border-left="0.5pt solid #000000" fo:border-right="none" fo:border-top="none" fo:border-bottom="none" style:writing-mode="page"/>
    </style:style>
    <style:style style:name="TableHeader.B4" style:family="table-cell">
      <style:table-cell-properties fo:padding="0.097cm" fo:border="none" style:writing-mode="page"/>
    </style:style>
    <style:style style:name="TableHeader.C4" style:family="table-cell">
      <style:table-cell-properties fo:padding="0.097cm" fo:border="none" style:writing-mode="page"/>
    </style:style>
    <style:style style:name="TableHeader.D4" style:family="table-cell">
      <style:table-cell-properties fo:padding="0.097cm" fo:border="none" style:writing-mode="page"/>
    </style:style>
    <style:style style:name="TableHeader.E4" style:family="table-cell">
      <style:table-cell-properties fo:padding="0.097cm" fo:border="none" style:writing-mode="page"/>
    </style:style>
    <style:style style:name="TableHeader.F4" style:family="table-cell">
      <style:table-cell-properties fo:padding="0.097cm" fo:border="none" style:writing-mode="page"/>
    </style:style>
    <style:style style:name="TableHeader.G4" style:family="table-cell">
      <style:table-cell-properties fo:padding="0.097cm" fo:border-left="none" fo:border-right="0.5pt solid #000000" fo:border-top="none" fo:border-bottom="none" style:writing-mode="page"/>
    </style:style>
    <style:style style:name="TableHeader.A5" style:family="table-cell">
      <style:table-cell-properties fo:padding="0.097cm" fo:border-left="0.5pt solid #000000" fo:border-right="none" fo:border-top="none" fo:border-bottom="none" style:writing-mode="page"/>
    </style:style>
    <style:style style:name="TableHeader.B5" style:family="table-cell">
      <style:table-cell-properties fo:padding="0.097cm" fo:border="none" style:writing-mode="page"/>
    </style:style>
    <style:style style:name="TableHeader.C5" style:family="table-cell">
      <style:table-cell-properties fo:padding="0.097cm" fo:border="none" style:writing-mode="page"/>
    </style:style>
    <style:style style:name="TableHeader.D5" style:family="table-cell">
      <style:table-cell-properties fo:padding="0.097cm" fo:border="none" style:writing-mode="page"/>
    </style:style>
    <style:style style:name="TableHeader.E5" style:family="table-cell">
      <style:table-cell-properties fo:padding="0.097cm" fo:border="none" style:writing-mode="page"/>
    </style:style>
    <style:style style:name="TableHeader.F5" style:family="table-cell">
      <style:table-cell-properties fo:padding="0.097cm" fo:border="none" style:writing-mode="page"/>
    </style:style>
    <style:style style:name="TableHeader.G5" style:family="table-cell">
      <style:table-cell-properties fo:padding="0.097cm" fo:border-left="none" fo:border-right="0.5pt solid #000000" fo:border-top="none" fo:border-bottom="none" style:writing-mode="page"/>
    </style:style>
    <style:style style:name="TableHeader.A6" style:family="table-cell">
      <style:table-cell-properties fo:padding="0.097cm" fo:border-left="0.5pt solid #000000" fo:border-right="none" fo:border-top="none" fo:border-bottom="none" style:writing-mode="page"/>
    </style:style>
    <style:style style:name="TableHeader.B6" style:family="table-cell">
      <style:table-cell-properties fo:padding="0.097cm" fo:border="none" style:writing-mode="page"/>
    </style:style>
    <style:style style:name="TableHeader.C6" style:family="table-cell">
      <style:table-cell-properties fo:padding="0.097cm" fo:border="none" style:writing-mode="page"/>
    </style:style>
    <style:style style:name="TableHeader.D6" style:family="table-cell">
      <style:table-cell-properties fo:padding="0.097cm" fo:border="none" style:writing-mode="page"/>
    </style:style>
    <style:style style:name="TableHeader.E6" style:family="table-cell">
      <style:table-cell-properties fo:padding="0.097cm" fo:border="none" style:writing-mode="page"/>
    </style:style>
    <style:style style:name="TableHeader.F6" style:family="table-cell">
      <style:table-cell-properties fo:padding="0.097cm" fo:border="none" style:writing-mode="page"/>
    </style:style>
    <style:style style:name="TableHeader.G6" style:family="table-cell">
      <style:table-cell-properties fo:padding="0.097cm" fo:border-left="none" fo:border-right="0.5pt solid #000000" fo:border-top="none" fo:border-bottom="none" style:writing-mode="page"/>
    </style:style>
    <style:style style:name="TableHeader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Header.B7" style:family="table-cell">
      <style:table-cell-properties fo:padding="0.097cm" fo:border-left="none" fo:border-right="none" fo:border-top="none" fo:border-bottom="0.5pt solid #000000" style:writing-mode="page"/>
    </style:style>
    <style:style style:name="TableHeader.C7" style:family="table-cell">
      <style:table-cell-properties fo:padding="0.097cm" fo:border-left="none" fo:border-right="none" fo:border-top="none" fo:border-bottom="0.5pt solid #000000" style:writing-mode="page"/>
    </style:style>
    <style:style style:name="TableHeader.D7" style:family="table-cell">
      <style:table-cell-properties fo:padding="0.097cm" fo:border-left="none" fo:border-right="none" fo:border-top="none" fo:border-bottom="0.5pt solid #000000" style:writing-mode="page"/>
    </style:style>
    <style:style style:name="TableHeader.E7" style:family="table-cell">
      <style:table-cell-properties fo:padding="0.097cm" fo:border-left="none" fo:border-right="none" fo:border-top="none" fo:border-bottom="0.5pt solid #000000" style:writing-mode="page"/>
    </style:style>
    <style:style style:name="TableHeader.F7" style:family="table-cell">
      <style:table-cell-properties fo:padding="0.097cm" fo:border-left="none" fo:border-right="none" fo:border-top="none" fo:border-bottom="0.5pt solid #000000" style:writing-mode="page"/>
    </style:style>
    <style:style style:name="TableHeader.G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Item" style:family="table">
      <style:table-properties style:width="17.595cm" fo:margin-left="0cm" table:align="left"/>
    </style:style>
    <style:style style:name="TableItem.A" style:family="table-column">
      <style:table-column-properties style:column-width="0.794cm"/>
    </style:style>
    <style:style style:name="TableItem.B" style:family="table-column">
      <style:table-column-properties style:column-width="1.746cm"/>
    </style:style>
    <style:style style:name="TableItem.C" style:family="table-column">
      <style:table-column-properties style:column-width="6.985cm"/>
    </style:style>
    <style:style style:name="TableItem.D" style:family="table-column">
      <style:table-column-properties style:column-width="1.27cm"/>
    </style:style>
    <style:style style:name="TableItem.E" style:family="table-column">
      <style:table-column-properties style:column-width="1.429cm"/>
    </style:style>
    <style:style style:name="TableItem.F" style:family="table-column">
      <style:table-column-properties style:column-width="2.699cm"/>
    </style:style>
    <style:style style:name="TableItem.G" style:family="table-column">
      <style:table-column-properties style:column-width="2.672cm"/>
    </style:style>
    <style:style style:name="TableItem.A1" style:family="table-cell">
      <style:table-cell-properties style:vertical-align="middle" fo:background-color="#dddddd" fo:padding="0.051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G1" style:family="table-cell">
      <style:table-cell-properties style:vertical-align="middle" fo:background-color="#dddddd" fo:padding="0.051cm" fo:border="0.5pt solid #808080" style:writing-mode="page">
        <style:background-image/>
      </style:table-cell-properties>
    </style:style>
    <style:style style:name="TableItem.A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8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9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0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1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3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F14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4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G15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51cm" fo:border-left="0.5pt solid #808080" fo:border-right="none" fo:border-top="none" fo:border-bottom="0.5pt solid #808080" style:writing-mode="page"/>
    </style:style>
    <style:style style:name="TableItem.C16" style:family="table-cell">
      <style:table-cell-properties fo:padding="0.051cm" fo:border-left="0.5pt solid #808080" fo:border-right="0.5pt solid #808080" fo:border-top="none" fo:border-bottom="0.5pt solid #808080" style:writing-mode="page"/>
    </style:style>
    <style:style style:name="TableSignature" style:family="table">
      <style:table-properties style:width="17.602cm" fo:margin-left="0cm" table:align="left"/>
    </style:style>
    <style:style style:name="TableSignature.A" style:family="table-column">
      <style:table-column-properties style:column-width="7.304cm"/>
    </style:style>
    <style:style style:name="TableSignature.B" style:family="table-column">
      <style:table-column-properties style:column-width="5.717cm"/>
    </style:style>
    <style:style style:name="TableSignature.C" style:family="table-column">
      <style:table-column-properties style:column-width="0.637cm"/>
    </style:style>
    <style:style style:name="TableSignature.D" style:family="table-column">
      <style:table-column-properties style:column-width="3.944cm"/>
    </style:style>
    <style:style style:name="TableSignature.A1" style:family="table-cell">
      <style:table-cell-properties fo:padding="0.051cm" fo:border-left="none" fo:border-right="none" fo:border-top="0.5pt solid #000000" fo:border-bottom="none" style:writing-mode="page"/>
    </style:style>
    <style:style style:name="TableSignature.B1" style:family="table-cell">
      <style:table-cell-properties fo:padding="0.051cm" fo:border="none" style:writing-mode="page"/>
    </style:style>
    <style:style style:name="TableSignature.5" style:family="table-row">
      <style:table-row-properties style:min-row-height="0.183cm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1488e1" officeooo:paragraph-rsid="001488e1" style:font-size-asian="10pt" style:font-size-complex="10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officeooo:rsid="00192932" officeooo:paragraph-rsid="0019293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2" style:family="paragraph" style:parent-style-name="Table_20_Heading">
      <style:text-properties style:font-name="Calibri" fo:font-size="10pt" officeooo:rsid="001a3d8c" officeooo:paragraph-rsid="0025b79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rsid="001e00b6" officeooo:paragraph-rsid="001e00b6" style:font-size-asian="10pt" style:font-size-complex="10pt"/>
    </style:style>
    <style:style style:name="P14" style:family="paragraph" style:parent-style-name="Standard">
      <style:text-properties style:font-name="Calibri" fo:font-size="10pt" fo:font-weight="bold" officeooo:rsid="001488e1" officeooo:paragraph-rsid="0015347a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24b907"/>
    </style:style>
  </office:automatic-styles>
  <office:body>
    <office:text>
      <office:forms form:automatic-focus="false" form:apply-design-mode="false"/>
      <text:variable-decls>
        <text:variable-decl office:value-type="string" text:name="clientname"/>
        <text:variable-decl office:value-type="string" text:name="invoicedate"/>
        <text:variable-decl office:value-type="string" text:name="invoiceref"/>
        <text:variable-decl office:value-type="string" text:name="podate"/>
        <text:variable-decl office:value-type="string" text:name="poref"/>
        <text:variable-decl office:value-type="string" text:name="povalue"/>
        <text:variable-decl office:value-type="string" text:name="vatpct"/>
        <text:variable-decl office:value-type="string" text:name="clientaddress"/>
        <text:variable-decl office:value-type="string" text:name="clientphone"/>
        <text:variable-decl office:value-type="string" text:name="clientfax"/>
        <text:variable-decl office:value-type="string" text:name="clienturl"/>
        <text:variable-decl office:value-type="string" text:name="contactname"/>
        <text:variable-decl office:value-type="string" text:name="contactphone"/>
        <text:variable-decl office:value-type="string" text:name="claimterms"/>
        <text:variable-decl office:value-type="string" text:name="totalinwords"/>
        <text:variable-decl office:value-type="string" text:name="invoicenet"/>
        <text:variable-decl office:value-type="string" text:name="invoicevat"/>
        <text:variable-decl office:value-type="string" text:name="invoicetotal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Invoice</text:p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B"/>
        <table:table-column table:style-name="TableHeader.G"/>
        <table:table-row>
          <table:table-cell table:style-name="TableHeader.A1" table:number-columns-spanned="3" office:value-type="string">
            <text:p text:style-name="P15">To</text:p>
          </table:table-cell>
          <table:covered-table-cell/>
          <table:covered-table-cell/>
          <table:table-cell table:style-name="TableHeader.D1" office:value-type="string">
            <text:p text:style-name="P17"/>
          </table:table-cell>
          <table:table-cell table:style-name="TableHeader.D1" office:value-type="string">
            <text:p text:style-name="P16">Invoice #</text:p>
          </table:table-cell>
          <table:table-cell table:style-name="TableHeader.D1" office:value-type="string">
            <text:p text:style-name="P18">:</text:p>
          </table:table-cell>
          <table:table-cell table:style-name="TableHeader.G1" office:value-type="string">
            <text:p text:style-name="P17"><text:variable-set text:name="invoiceref" office:value-type="string">invoiceref</text:variable-set></text:p>
          </table:table-cell>
        </table:table-row>
        <table:table-row>
          <table:table-cell table:style-name="TableHeader.A2" table:number-columns-spanned="3" office:value-type="string">
            <text:p text:style-name="P14"><text:variable-set text:name="clientname" office:value-type="string">clientname</text:variable-set></text:p>
          </table:table-cell>
          <table:covered-table-cell/>
          <table:covered-table-cell/>
          <table:table-cell table:style-name="TableHeader.D2" office:value-type="string">
            <text:p text:style-name="P4"/>
          </table:table-cell>
          <table:table-cell table:style-name="TableHeader.E2" office:value-type="string">
            <text:p text:style-name="P3">Invoice Date</text:p>
          </table:table-cell>
          <table:table-cell table:style-name="TableHeader.F2" office:value-type="string">
            <text:p text:style-name="P6">:</text:p>
          </table:table-cell>
          <table:table-cell table:style-name="TableHeader.G2" office:value-type="string">
            <text:p text:style-name="P4"><text:variable-set text:name="invoicedate" office:value-type="string">invoicedate</text:variable-set></text:p>
          </table:table-cell>
        </table:table-row>
        <table:table-row>
          <table:table-cell table:style-name="TableHeader.A3" table:number-rows-spanned="2" office:value-type="string">
            <text:p text:style-name="P2">Address</text:p>
          </table:table-cell>
          <table:table-cell table:style-name="TableHeader.B3" table:number-rows-spanned="2" office:value-type="string">
            <text:p text:style-name="P6">:</text:p>
          </table:table-cell>
          <table:table-cell table:style-name="TableHeader.C3" table:number-rows-spanned="2" office:value-type="string">
            <text:p text:style-name="P4"><text:variable-set text:name="clientaddress" office:value-type="string">clientaddress</text:variable-set></text:p>
          </table:table-cell>
          <table:table-cell table:style-name="TableHeader.D3" office:value-type="string">
            <text:p text:style-name="P4"/>
          </table:table-cell>
          <table:table-cell table:style-name="TableHeader.E3" office:value-type="string">
            <text:p text:style-name="P3">PO Ref</text:p>
          </table:table-cell>
          <table:table-cell table:style-name="TableHeader.F3" office:value-type="string">
            <text:p text:style-name="P6">:</text:p>
          </table:table-cell>
          <table:table-cell table:style-name="TableHeader.G3" office:value-type="string">
            <text:p text:style-name="P4"><text:variable-set text:name="poref" office:value-type="string">poref</text:variable-set></text:p>
          </table:table-cell>
        </table:table-row>
        <table:table-row>
          <table:covered-table-cell table:style-name="TableHeader.A3"/>
          <table:covered-table-cell table:style-name="TableHeader.B3"/>
          <table:covered-table-cell table:style-name="TableHeader.C3"/>
          <table:table-cell table:style-name="TableHeader.D4" office:value-type="string">
            <text:p text:style-name="P4"/>
          </table:table-cell>
          <table:table-cell table:style-name="TableHeader.E4" office:value-type="string">
            <text:p text:style-name="P3">PO Date</text:p>
          </table:table-cell>
          <table:table-cell table:style-name="TableHeader.F4" office:value-type="string">
            <text:p text:style-name="P6">:</text:p>
          </table:table-cell>
          <table:table-cell table:style-name="TableHeader.G4" office:value-type="string">
            <text:p text:style-name="P4"><text:variable-set text:name="podate" office:value-type="string">podate</text:variable-set></text:p>
          </table:table-cell>
        </table:table-row>
        <table:table-row>
          <table:table-cell table:style-name="TableHeader.A5" office:value-type="string">
            <text:p text:style-name="P2">Telephone</text:p>
          </table:table-cell>
          <table:table-cell table:style-name="TableHeader.B5" office:value-type="string">
            <text:p text:style-name="P6">:</text:p>
          </table:table-cell>
          <table:table-cell table:style-name="TableHeader.C5" office:value-type="string">
            <text:p text:style-name="P4"><text:variable-set text:name="clientphone" office:value-type="string">clientphone</text:variable-set></text:p>
          </table:table-cell>
          <table:table-cell table:style-name="TableHeader.D5" office:value-type="string">
            <text:p text:style-name="P4"/>
          </table:table-cell>
          <table:table-cell table:style-name="TableHeader.E5" office:value-type="string">
            <text:p text:style-name="P5"/>
          </table:table-cell>
          <table:table-cell table:style-name="TableHeader.F5" office:value-type="string">
            <text:p text:style-name="P6"/>
          </table:table-cell>
          <table:table-cell table:style-name="TableHeader.G5" office:value-type="string">
            <text:p text:style-name="P4"/>
          </table:table-cell>
        </table:table-row>
        <table:table-row>
          <table:table-cell table:style-name="TableHeader.A6" office:value-type="string">
            <text:p text:style-name="P2">Fax</text:p>
          </table:table-cell>
          <table:table-cell table:style-name="TableHeader.B6" office:value-type="string">
            <text:p text:style-name="P6">:</text:p>
          </table:table-cell>
          <table:table-cell table:style-name="TableHeader.C6" office:value-type="string">
            <text:p text:style-name="P4"><text:variable-set text:name="clientfax" office:value-type="string">clientfax</text:variable-set></text:p>
          </table:table-cell>
          <table:table-cell table:style-name="TableHeader.D6" office:value-type="string">
            <text:p text:style-name="P4"/>
          </table:table-cell>
          <table:table-cell table:style-name="TableHeader.E6" office:value-type="string">
            <text:p text:style-name="P3">Attention</text:p>
          </table:table-cell>
          <table:table-cell table:style-name="TableHeader.F6" office:value-type="string">
            <text:p text:style-name="P6">:</text:p>
          </table:table-cell>
          <table:table-cell table:style-name="TableHeader.G6" office:value-type="string">
            <text:p text:style-name="P17"><text:variable-set text:name="contactname" office:value-type="string">contactname</text:variable-set></text:p>
          </table:table-cell>
        </table:table-row>
        <table:table-row>
          <table:table-cell table:style-name="TableHeader.A7" office:value-type="string">
            <text:p text:style-name="P2">Web</text:p>
          </table:table-cell>
          <table:table-cell table:style-name="TableHeader.B7" office:value-type="string">
            <text:p text:style-name="P6">:</text:p>
          </table:table-cell>
          <table:table-cell table:style-name="TableHeader.C7" office:value-type="string">
            <text:p text:style-name="P4"><text:variable-set text:name="clienturl" office:value-type="string">clienturl</text:variable-set></text:p>
          </table:table-cell>
          <table:table-cell table:style-name="TableHeader.D7" office:value-type="string">
            <text:p text:style-name="P4"/>
          </table:table-cell>
          <table:table-cell table:style-name="TableHeader.E7" office:value-type="string">
            <text:p text:style-name="P3">Contact Number</text:p>
          </table:table-cell>
          <table:table-cell table:style-name="TableHeader.F7" office:value-type="string">
            <text:p text:style-name="P6">:</text:p>
          </table:table-cell>
          <table:table-cell table:style-name="TableHeader.G7" office:value-type="string">
            <text:p text:style-name="P4"><text:variable-set text:name="contactphone" office:value-type="string">contactphone</text:variable-set></text:p>
          </table:table-cell>
        </table:table-row>
      </table:table>
      <text:p text:style-name="P1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column table:style-name="TableItem.G"/>
        <table:table-header-rows>
          <table:table-row>
            <table:table-cell table:style-name="TableItem.A1" office:value-type="string">
              <text:p text:style-name="P10">#</text:p>
            </table:table-cell>
            <table:table-cell table:style-name="TableItem.A1" table:number-columns-spanned="2" office:value-type="string">
              <text:p text:style-name="P11">Item Description</text:p>
            </table:table-cell>
            <table:covered-table-cell/>
            <table:table-cell table:style-name="TableItem.A1" office:value-type="string">
              <text:p text:style-name="P12">UoM</text:p>
            </table:table-cell>
            <table:table-cell table:style-name="TableItem.A1" office:value-type="string">
              <text:p text:style-name="P12">Quantity</text:p>
            </table:table-cell>
            <table:table-cell table:style-name="TableItem.A1" office:value-type="string">
              <text:p text:style-name="P11">Unit Price in BDT (Exclusive of Tax and VAT)</text:p>
            </table:table-cell>
            <table:table-cell table:style-name="TableItem.G1" office:value-type="string">
              <text:p text:style-name="P11">Total Price in BDT (Exclusive of Tax and VAT)</text:p>
            </table:table-cell>
          </table:table-row>
        </table:table-header-rows>
        <table:table-row>
          <table:table-cell table:style-name="TableItem.A2" office:value-type="string">
            <text:p text:style-name="P6"/>
          </table:table-cell>
          <table:table-cell table:style-name="TableItem.B2" table:number-columns-spanned="2" office:value-type="string">
            <text:p text:style-name="P8"/>
          </table:table-cell>
          <table:covered-table-cell/>
          <table:table-cell table:style-name="TableItem.D2" office:value-type="string">
            <text:p text:style-name="P6"/>
          </table:table-cell>
          <table:table-cell table:style-name="TableItem.E2" office:value-type="string">
            <text:p text:style-name="P6"/>
          </table:table-cell>
          <table:table-cell table:style-name="TableItem.F2" office:value-type="string">
            <text:p text:style-name="P5"/>
          </table:table-cell>
          <table:table-cell table:style-name="TableItem.G2" office:value-type="string">
            <text:p text:style-name="P5"/>
          </table:table-cell>
        </table:table-row>
        <table:table-row>
          <table:table-cell table:style-name="TableItem.A3" office:value-type="string">
            <text:p text:style-name="P13"/>
          </table:table-cell>
          <table:table-cell table:style-name="TableItem.B3" table:number-columns-spanned="2" office:value-type="string">
            <text:p text:style-name="P8"/>
          </table:table-cell>
          <table:covered-table-cell/>
          <table:table-cell table:style-name="TableItem.D3" office:value-type="string">
            <text:p text:style-name="P6"/>
          </table:table-cell>
          <table:table-cell table:style-name="TableItem.E3" office:value-type="string">
            <text:p text:style-name="P6"/>
          </table:table-cell>
          <table:table-cell table:style-name="TableItem.F3" office:value-type="string">
            <text:p text:style-name="P5"/>
          </table:table-cell>
          <table:table-cell table:style-name="TableItem.G3" office:value-type="string">
            <text:p text:style-name="P5"/>
          </table:table-cell>
        </table:table-row>
        <table:table-row>
          <table:table-cell table:style-name="TableItem.A3" office:value-type="string">
            <text:p text:style-name="P13"/>
          </table:table-cell>
          <table:table-cell table:style-name="TableItem.B3" table:number-columns-spanned="2" office:value-type="string">
            <text:p text:style-name="P8"/>
          </table:table-cell>
          <table:covered-table-cell/>
          <table:table-cell table:style-name="TableItem.D3" office:value-type="string">
            <text:p text:style-name="P6"/>
          </table:table-cell>
          <table:table-cell table:style-name="TableItem.E3" office:value-type="string">
            <text:p text:style-name="P6"/>
          </table:table-cell>
          <table:table-cell table:style-name="TableItem.F3" office:value-type="string">
            <text:p text:style-name="P5"/>
          </table:table-cell>
          <table:table-cell table:style-name="TableItem.G3" office:value-type="string">
            <text:p text:style-name="P5"/>
          </table:table-cell>
        </table:table-row>
        <table:table-row>
          <table:table-cell table:style-name="TableItem.A3" office:value-type="string">
            <text:p text:style-name="P13"/>
          </table:table-cell>
          <table:table-cell table:style-name="TableItem.B3" table:number-columns-spanned="2" office:value-type="string">
            <text:p text:style-name="P8"/>
          </table:table-cell>
          <table:covered-table-cell/>
          <table:table-cell table:style-name="TableItem.D3" office:value-type="string">
            <text:p text:style-name="P6"/>
          </table:table-cell>
          <table:table-cell table:style-name="TableItem.E3" office:value-type="string">
            <text:p text:style-name="P6"/>
          </table:table-cell>
          <table:table-cell table:style-name="TableItem.F3" office:value-type="string">
            <text:p text:style-name="P5"/>
          </table:table-cell>
          <table:table-cell table:style-name="TableItem.G3" office:value-type="string">
            <text:p text:style-name="P5"/>
          </table:table-cell>
        </table:table-row>
        <table:table-row>
          <table:table-cell table:style-name="TableItem.A3" office:value-type="string">
            <text:p text:style-name="P13"/>
          </table:table-cell>
          <table:table-cell table:style-name="TableItem.B3" table:number-columns-spanned="2" office:value-type="string">
            <text:p text:style-name="P8"/>
          </table:table-cell>
          <table:covered-table-cell/>
          <table:table-cell table:style-name="TableItem.D3" office:value-type="string">
            <text:p text:style-name="P6"/>
          </table:table-cell>
          <table:table-cell table:style-name="TableItem.E3" office:value-type="string">
            <text:p text:style-name="P6"/>
          </table:table-cell>
          <table:table-cell table:style-name="TableItem.F3" office:value-type="string">
            <text:p text:style-name="P5"/>
          </table:table-cell>
          <table:table-cell table:style-name="TableItem.G3" office:value-type="string">
            <text:p text:style-name="P5"/>
          </table:table-cell>
        </table:table-row>
        <table:table-row>
          <table:table-cell table:style-name="TableItem.A3" office:value-type="string">
            <text:p text:style-name="P13"/>
          </table:table-cell>
          <table:table-cell table:style-name="TableItem.B3" table:number-columns-spanned="2" office:value-type="string">
            <text:p text:style-name="P8"/>
          </table:table-cell>
          <table:covered-table-cell/>
          <table:table-cell table:style-name="TableItem.D3" office:value-type="string">
            <text:p text:style-name="P6"/>
          </table:table-cell>
          <table:table-cell table:style-name="TableItem.E3" office:value-type="string">
            <text:p text:style-name="P6"/>
          </table:table-cell>
          <table:table-cell table:style-name="TableItem.F3" office:value-type="string">
            <text:p text:style-name="P5"/>
          </table:table-cell>
          <table:table-cell table:style-name="TableItem.G3" office:value-type="string">
            <text:p text:style-name="P5"/>
          </table:table-cell>
        </table:table-row>
        <table:table-row>
          <table:table-cell table:style-name="TableItem.A3" office:value-type="string">
            <text:p text:style-name="P13"/>
          </table:table-cell>
          <table:table-cell table:style-name="TableItem.B3" table:number-columns-spanned="2" office:value-type="string">
            <text:p text:style-name="P8"/>
          </table:table-cell>
          <table:covered-table-cell/>
          <table:table-cell table:style-name="TableItem.D3" office:value-type="string">
            <text:p text:style-name="P6"/>
          </table:table-cell>
          <table:table-cell table:style-name="TableItem.E3" office:value-type="string">
            <text:p text:style-name="P6"/>
          </table:table-cell>
          <table:table-cell table:style-name="TableItem.F3" office:value-type="string">
            <text:p text:style-name="P5"/>
          </table:table-cell>
          <table:table-cell table:style-name="TableItem.G3" office:value-type="string">
            <text:p text:style-name="P5"/>
          </table:table-cell>
        </table:table-row>
        <table:table-row>
          <table:table-cell table:style-name="TableItem.A3" office:value-type="string">
            <text:p text:style-name="P13"/>
          </table:table-cell>
          <table:table-cell table:style-name="TableItem.B3" table:number-columns-spanned="2" office:value-type="string">
            <text:p text:style-name="P8"/>
          </table:table-cell>
          <table:covered-table-cell/>
          <table:table-cell table:style-name="TableItem.D3" office:value-type="string">
            <text:p text:style-name="P6"/>
          </table:table-cell>
          <table:table-cell table:style-name="TableItem.E3" office:value-type="string">
            <text:p text:style-name="P6"/>
          </table:table-cell>
          <table:table-cell table:style-name="TableItem.F3" office:value-type="string">
            <text:p text:style-name="P5"/>
          </table:table-cell>
          <table:table-cell table:style-name="TableItem.G3" office:value-type="string">
            <text:p text:style-name="P5"/>
          </table:table-cell>
        </table:table-row>
        <table:table-row>
          <table:table-cell table:style-name="TableItem.A10" office:value-type="string">
            <text:p text:style-name="P13"/>
          </table:table-cell>
          <table:table-cell table:style-name="TableItem.B10" table:number-columns-spanned="2" office:value-type="string">
            <text:p text:style-name="P8"/>
          </table:table-cell>
          <table:covered-table-cell/>
          <table:table-cell table:style-name="TableItem.D10" office:value-type="string">
            <text:p text:style-name="P6"/>
          </table:table-cell>
          <table:table-cell table:style-name="TableItem.E10" office:value-type="string">
            <text:p text:style-name="P6"/>
          </table:table-cell>
          <table:table-cell table:style-name="TableItem.F10" office:value-type="string">
            <text:p text:style-name="P5"/>
          </table:table-cell>
          <table:table-cell table:style-name="TableItem.G10" office:value-type="string">
            <text:p text:style-name="P5"/>
          </table:table-cell>
        </table:table-row>
        <table:table-row>
          <table:table-cell table:style-name="TableItem.A3" office:value-type="string">
            <text:p text:style-name="P13"/>
          </table:table-cell>
          <table:table-cell table:style-name="TableItem.B3" table:number-columns-spanned="2" office:value-type="string">
            <text:p text:style-name="P8"/>
          </table:table-cell>
          <table:covered-table-cell/>
          <table:table-cell table:style-name="TableItem.D3" office:value-type="string">
            <text:p text:style-name="P6"/>
          </table:table-cell>
          <table:table-cell table:style-name="TableItem.E3" office:value-type="string">
            <text:p text:style-name="P6"/>
          </table:table-cell>
          <table:table-cell table:style-name="TableItem.F3" office:value-type="string">
            <text:p text:style-name="P5"/>
          </table:table-cell>
          <table:table-cell table:style-name="TableItem.G3" office:value-type="string">
            <text:p text:style-name="P5"/>
          </table:table-cell>
        </table:table-row>
        <table:table-row>
          <table:table-cell table:style-name="TableItem.A12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Item.A13" table:number-columns-spanned="6" office:value-type="string">
            <text:p text:style-name="P21"><text:variable-set text:name="claimterms" office:value-type="string">claimterms</text:variable-s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3" office:value-type="string">
            <text:p text:style-name="P21"><text:variable-set text:name="invoicenet" office:value-type="string">invoicenet</text:variable-set></text:p>
          </table:table-cell>
        </table:table-row>
        <table:table-row>
          <table:table-cell table:style-name="TableItem.A14" table:number-columns-spanned="5" office:value-type="string">
            <text:p text:style-name="P21">Add VAT as per Government Rules</text:p>
          </table:table-cell>
          <table:covered-table-cell/>
          <table:covered-table-cell/>
          <table:covered-table-cell/>
          <table:covered-table-cell/>
          <table:table-cell table:style-name="TableItem.F14" office:value-type="string">
            <text:p text:style-name="P18"><text:variable-set text:name="vatpct" office:value-type="string">vatpct</text:variable-set></text:p>
          </table:table-cell>
          <table:table-cell table:style-name="TableItem.G14" office:value-type="string">
            <text:p text:style-name="P21"><text:variable-set text:name="invoicevat" office:value-type="string">invoicevat</text:variable-set></text:p>
          </table:table-cell>
        </table:table-row>
        <table:table-row>
          <table:table-cell table:style-name="TableItem.A15" table:number-columns-spanned="6" office:value-type="string">
            <text:p text:style-name="P20">Grand Total (BDT) with V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5" office:value-type="string">
            <text:p text:style-name="P21"><text:variable-set text:name="invoicetotal" office:value-type="string">invoicetotal</text:variable-set></text:p>
          </table:table-cell>
        </table:table-row>
        <table:table-row>
          <table:table-cell table:style-name="TableItem.A16" table:number-columns-spanned="2" office:value-type="string">
            <text:p text:style-name="P19">Total (in Words)</text:p>
          </table:table-cell>
          <table:covered-table-cell/>
          <table:table-cell table:style-name="TableItem.C16" table:number-columns-spanned="5" office:value-type="string">
            <text:p text:style-name="P4"><text:variable-set text:name="totalinwords" office:value-type="string">totalinwords</text:variable-se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Signature" table:style-name="TableSignature">
        <table:table-column table:style-name="TableSignature.A"/>
        <table:table-column table:style-name="TableSignature.B"/>
        <table:table-column table:style-name="TableSignature.C"/>
        <table:table-column table:style-name="TableSignature.D"/>
        <table:table-row>
          <table:table-cell table:style-name="TableSignature.A1" office:value-type="string">
            <text:p text:style-name="P8">Authorized Signature By</text:p>
          </table:table-cell>
          <table:table-cell table:style-name="TableSignature.B1" office:value-type="string">
            <text:p text:style-name="P4"/>
          </table:table-cell>
          <table:table-cell table:style-name="TableSignature.A1" table:number-columns-spanned="2" office:value-type="string">
            <text:p text:style-name="P5">Customer Signature</text:p>
          </table:table-cell>
          <table:covered-table-cell/>
        </table:table-row>
        <table:table-row>
          <table:table-cell table:style-name="TableSignature.B1" office:value-type="string">
            <text:p text:style-name="P8"><text:variable-set text:name="signatory" office:value-type="string">signatory</text:variable-set>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4"/>
          </table:table-cell>
          <table:covered-table-cell/>
        </table:table-row>
        <table:table-row>
          <table:table-cell table:style-name="TableSignature.B1" office:value-type="string">
            <text:p text:style-name="P8"/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8">Attachments</text:p>
          </table:table-cell>
          <table:covered-table-cell/>
        </table:table-row>
        <table:table-row>
          <table:table-cell table:style-name="TableSignature.B1" office:value-type="string">
            <text:p text:style-name="P8"/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1.</text:p>
          </table:table-cell>
          <table:table-cell table:style-name="TableSignature.B1" office:value-type="string">
            <text:p text:style-name="P4">VAT Challan (Mushak 6.3)</text:p>
          </table:table-cell>
        </table:table-row>
        <table:table-row table:style-name="TableSignature.5">
          <table:table-cell table:style-name="TableSignature.B1" office:value-type="string">
            <text:p text:style-name="P8"/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2.</text:p>
          </table:table-cell>
          <table:table-cell table:style-name="TableSignature.B1" office:value-type="string">
            <text:p text:style-name="P4">Purchase Or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6T16:34:56.884112996</dc:date>
    <meta:editing-duration>PT1H30M35S</meta:editing-duration>
    <meta:editing-cycles>16</meta:editing-cycles>
    <meta:generator>LibreOffice/7.6.4.1$Linux_X86_64 LibreOffice_project/60$Build-1</meta:generator>
    <meta:document-statistic meta:table-count="3" meta:image-count="0" meta:object-count="0" meta:page-count="1" meta:paragraph-count="56" meta:word-count="96" meta:character-count="558" meta:non-whitespace-character-count="518"/>
  </office:meta>
</office:document-meta>
</file>